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1E656DD9262E64679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043in" svg:y="-0.4791in" svg:width="6.6929in" svg:height="3.6791in" draw:z-index="0"><draw:image xlink:href="Pictures/1000000100000374000001E656DD9262E64679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0:24:08.758440160</meta:creation-date>
    <dc:date>2024-08-16T10:24:39.514283534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